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ENVENUE AU CLUB KRAV MAGA IMPACT MARSEILLE</text:p>
      <text:p text:style-name="Standard"/>
      <text:p text:style-name="Standard">Venez apprendre à vous défendre avec le krav-maga, une méthode de combat rapproché dont l'efficacité repose sur l'absence de règles, les réflexes et la rapidité d'action.</text:p>
      <text:p text:style-name="Standard"/>
      <text:p text:style-name="Standard">cours accessibles à toutes et tous, en toute sécurité</text:p>
      <text:p text:style-name="Standard"/>
      <text:p text:style-name="Standard">mais aussi cours de self defense féminine</text:p>
      <text:p text:style-name="Standard"/>
      <text:p text:style-name="Standard">3 instructeurs à votre disposition</text:p>
      <text:p text:style-name="Standard"/>
      <text:p text:style-name="Standard">Venez faire un cours d'essai gratui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rejoignez nous sur facebook : li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4T15:40:30.06</meta:creation-date>
    <dc:date>2015-04-20T11:27:28.34</dc:date>
    <meta:editing-duration>PT18M59S</meta:editing-duration>
    <meta:editing-cycles>4</meta:editing-cycles>
    <meta:generator>OpenOffice.org/3.4.1$Win32 OpenOffice.org_project/341m1$Build-9593</meta:generator>
    <meta:document-statistic meta:table-count="0" meta:image-count="0" meta:object-count="0" meta:page-count="1" meta:paragraph-count="7" meta:word-count="66" meta:character-count="412"/>
  </office:meta>
</office:document-meta>
</file>